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#800000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8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0.5pt" style:font-weight-asian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160c4e" style:font-size-asian="10.5p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ab446" style:font-size-asian="10.5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ab446" officeooo:paragraph-rsid="00160c4e" style:font-size-asian="10.5p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0c4e" style:font-size-asian="10.5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paragraph-rsid="00160c4e" style:font-size-asian="10.5pt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fo:font-size="12pt" fo:background-color="transparent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fo:color="#ffffff" fo:font-size="12pt" style:font-size-asian="10.5pt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9a5f4" officeooo:paragraph-rsid="000ed8ef" style:font-size-asian="10.5pt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60c4e" style:font-size-asian="10.5pt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ed8ef" style:font-size-asian="10.5pt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f0781" style:font-size-asian="10.5pt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63117" style:font-size-asian="10.5pt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160c4e" style:font-size-asian="10.5pt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weight="normal" style:font-size-asian="10.5pt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0ed8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officeooo:rsid="000ed8ef"/>
    </style:style>
    <style:style style:name="T4" style:family="text">
      <style:text-properties officeooo:rsid="000f0781"/>
    </style:style>
    <style:style style:name="T5" style:family="text">
      <style:text-properties officeooo:rsid="0010e910"/>
    </style:style>
    <style:style style:name="T6" style:family="text">
      <style:text-properties fo:font-size="12pt" fo:font-weight="normal" officeooo:rsid="000ed8ef" style:font-size-asian="10.5pt" style:font-weight-asian="normal" style:font-weight-complex="normal"/>
    </style:style>
    <style:style style:name="T7" style:family="text">
      <style:text-properties fo:font-size="12pt" fo:font-weight="normal" officeooo:rsid="000f0781" style:font-size-asian="10.5pt" style:font-weight-asian="normal" style:font-weight-complex="normal"/>
    </style:style>
    <style:style style:name="T8" style:family="text">
      <style:text-properties fo:font-size="12pt" fo:font-weight="normal" officeooo:rsid="0019a5f4" style:font-size-asian="10.5pt" style:font-weight-asian="normal" style:font-weight-complex="normal"/>
    </style:style>
    <style:style style:name="T9" style:family="text">
      <style:text-properties officeooo:rsid="00146053"/>
    </style:style>
    <style:style style:name="T10" style:family="text">
      <style:text-properties officeooo:rsid="00160c4e"/>
    </style:style>
    <style:style style:name="T11" style:family="text">
      <style:text-properties officeooo:rsid="001631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s</text:p>
      <text:p text:style-name="P4"/>
      <text:p text:style-name="P2"/>
      <text:p text:style-name="P7">Sparse graph</text:p>
      <text:p text:style-name="P2">A graph is sparse if the number of edges is within a <text:span text:style-name="T1">small</text:span> constant factor of the number of vertices.</text:p>
      <text:p text:style-name="P2">i.e., <text:s/>|E| <text:s/>= c|V|</text:p>
      <text:p text:style-name="P2"/>
      <text:p text:style-name="P7">Dense graph</text:p>
      <text:p text:style-name="P2">A graph is dense if it has almost all the the possible edges</text:p>
      <text:p text:style-name="P2">i.e., |E| ~ |V||V-1|/2</text:p>
      <text:p text:style-name="P2"/>
      <text:p text:style-name="P7">Comparison of space and time complexity of basic graph operations w.r.t. different underlying representations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1">Representation</text:p>
          </table:table-cell>
          <table:table-cell table:style-name="Table1.A1" office:value-type="string">
            <text:p text:style-name="P11">Space</text:p>
          </table:table-cell>
          <table:table-cell table:style-name="Table1.A1" office:value-type="string">
            <text:p text:style-name="P11">Add edge v-w</text:p>
          </table:table-cell>
          <table:table-cell table:style-name="Table1.A1" office:value-type="string">
            <text:p text:style-name="P11">Check whether w is adjacent to v</text:p>
          </table:table-cell>
          <table:table-cell table:style-name="Table1.E1" office:value-type="string">
            <text:p text:style-name="P11">Iterate through vertices adjacent to v</text:p>
          </table:table-cell>
        </table:table-row>
        <table:table-row>
          <table:table-cell table:style-name="Table1.A2" office:value-type="string">
            <text:p text:style-name="P10">List of edges</text:p>
          </table:table-cell>
          <table:table-cell table:style-name="Table1.A2" office:value-type="string">
            <text:p text:style-name="P10">E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3">E</text:p>
          </table:table-cell>
          <table:table-cell table:style-name="Table1.E2" office:value-type="string">
            <text:p text:style-name="P12">E</text:p>
          </table:table-cell>
        </table:table-row>
        <table:table-row>
          <table:table-cell table:style-name="Table1.A2" office:value-type="string">
            <text:p text:style-name="P10">Adjacency matrix</text:p>
          </table:table-cell>
          <table:table-cell table:style-name="Table1.D2" office:value-type="string">
            <text:p text:style-name="P13">V<text:span text:style-name="T2">2</text:span>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1</text:p>
          </table:table-cell>
          <table:table-cell table:style-name="Table1.E2" office:value-type="string">
            <text:p text:style-name="P12">V</text:p>
          </table:table-cell>
        </table:table-row>
        <table:table-row>
          <table:table-cell table:style-name="Table1.A2" office:value-type="string">
            <text:p text:style-name="P10">Adjacency list</text:p>
          </table:table-cell>
          <table:table-cell table:style-name="Table1.A2" office:value-type="string">
            <text:p text:style-name="P10">V + E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degree(v)</text:p>
          </table:table-cell>
          <table:table-cell table:style-name="Table1.E5" office:value-type="string">
            <text:p text:style-name="P10">degree(v)</text:p>
          </table:table-cell>
        </table:table-row>
        <table:table-row>
          <table:table-cell table:style-name="Table1.A2" office:value-type="string">
            <text:p text:style-name="P10">Adjacency set</text:p>
          </table:table-cell>
          <table:table-cell table:style-name="Table1.A2" office:value-type="string">
            <text:p text:style-name="P10">V + E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E5" office:value-type="string">
            <text:p text:style-name="P9"/>
          </table:table-cell>
        </table:table-row>
      </table:table>
      <text:p text:style-name="P2"/>
      <text:p text:style-name="P8">When is an adjacency list suitable for representation of a graph?</text:p>
      <text:p text:style-name="P3">When the graph is sparse. It has a relatively small number of edges. Representing this graph in a V * V matrix leads to a lot of wastage of space as a lot of array entires will go unmarked.</text:p>
      <text:p text:style-name="P3"/>
      <text:p text:style-name="P8">When is a matrix suitable for graph representation?</text:p>
      <text:p text:style-name="P3">When the graph is dense. The overhead of pointers in lists of a adjacency list becomes very much greater than the wasted space due to unused entries in a matrix representation as the number of edges are relatively great.</text:p>
      <text:p text:style-name="P5"/>
      <text:p text:style-name="P14">Graph Traversals</text:p>
      <text:list xml:id="list20429387831" text:style-name="L1">
        <text:list-item>
          <text:p text:style-name="P15"><text:a xlink:type="simple" xlink:href="../Undirected%20Graphs.odt"><text:span text:style-name="T9">Und</text:span></text:a><text:a xlink:type="simple" xlink:href="../Undirected%20Graphs.odt"><text:span text:style-name="T3">irected graphs</text:span></text:a></text:p>
          <text:list>
            <text:list-item>
              <text:p text:style-name="P16"><text:span text:style-name="T3">DFS </text:span><text:span text:style-name="T4">- </text:span><text:a xlink:type="simple" xlink:href="../Algorithms,%204th%20Edition%20-%20Sedgewick,%20Wayne/Exercises/Graphs/src/DFS.java"><text:span text:style-name="T4">Implementation</text:span></text:a></text:p>
            </text:list-item>
            <text:list-item>
              <text:p text:style-name="P22"><text:span text:style-name="T6">BFS –</text:span><text:span text:style-name="T7"> </text:span><text:a xlink:type="simple" xlink:href="../Algorithms,%204th%20Edition%20-%20Sedgewick,%20Wayne/Exercises/Graphs/src/BFS.java"><text:span text:style-name="T8">Implementation</text:span></text:a></text:p>
            </text:list-item>
            <text:list-item>
              <text:p text:style-name="P17"><text:span text:style-name="T9">Weighted-Quick-</text:span><text:span text:style-name="T4">Union</text:span><text:span text:style-name="T5"> –</text:span><text:span text:style-name="T9"> </text:span><text:a xlink:type="simple" xlink:href="../Algorithms,%204th%20Edition%20-%20Sedgewick,%20Wayne/Exercises/Graphs/src/SearchWQU.java"><text:span text:style-name="T9">Implementation</text:span></text:a></text:p>
            </text:list-item>
          </text:list>
        </text:list-item>
        <text:list-item>
          <text:p text:style-name="P15"><text:a xlink:type="simple" xlink:href="../Directed%20Graphs.odt"><text:span text:style-name="T9">Directed graphs</text:span></text:a></text:p>
          <text:list>
            <text:list-item>
              <text:p text:style-name="P18"><text:span text:style-name="T11">DFS - </text:span><text:a xlink:type="simple" xlink:href="../Algorithms,%204th%20Edition%20-%20Sedgewick,%20Wayne/Exercises/Graphs/src/DirectedDFS.java"><text:span text:style-name="T11">Implementation</text:span></text:a></text:p>
            </text:list-item>
          </text:list>
        </text:list-item>
      </text:list>
      <text:p text:style-name="P8"/>
      <text:p text:style-name="P8">Time complexity of visiting all vertices connected to a source vertex using DFS and BFS and when the adjacency list representation <text:span text:style-name="T10">is used</text:span></text:p>
      <text:p text:style-name="P3">V + E, where</text:p>
      <text:list xml:id="list2086977461" text:style-name="L2">
        <text:list-item>
          <text:p text:style-name="P19">V is the number of visits to vertices</text:p>
        </text:list-item>
        <text:list-item>
          <text:p text:style-name="P19">E is the number of stack(DFS) or queue(BFS) operations</text:p>
        </text:list-item>
      </text:list>
      <text:p text:style-name="P3"/>
      <text:p text:style-name="P6"/>
      <text:p text:style-name="P2">2238 – Q.3</text:p>
      <text:p text:style-name="P2">In any directed graph, if the out degree of each vertex is at least one, then there is a directed cycle. If the indegree of each vertex is atleast one then there is a directed cyc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11-07T15:23:32</meta:creation-date>
    <dc:date>2012-12-06T08:14:51</dc:date>
    <dc:creator>Kempa </dc:creator>
    <meta:editing-duration>P1DT1H11M20S</meta:editing-duration>
    <meta:editing-cycles>54</meta:editing-cycles>
    <meta:generator>LibreOffice/3.6$Linux_x86 LibreOffice_project/360m1$Build-2</meta:generator>
    <meta:document-statistic meta:table-count="1" meta:image-count="0" meta:object-count="0" meta:page-count="1" meta:paragraph-count="47" meta:word-count="310" meta:character-count="1644" meta:non-whitespace-character-count="1387"/>
  </office:meta>
</office:document-meta>
</file>